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3"/>
    <style:style style:name="ce2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5.64pt" svg:height="341.52pt" svg:x="411.42pt" svg:y="35.32pt">
            <draw:object draw:notify-on-update-of-ranges="Sheet1.H7:Sheet1.H7 Sheet1.B6:Sheet1.B6 Sheet1.B7:Sheet1.B13 Sheet1.B5:Sheet1.B5 Sheet1.E7:Sheet1.E13 Sheet1.B16:Sheet1.B16 Sheet1.E18:Sheet1.E24 Sheet1.B18:Sheet1.B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ce2"/>
        <table:table-row table:style-name="ro1" table:number-rows-repeated="4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Strong Scaling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Processors</text:p>
          </table:table-cell>
          <table:table-cell table:style-name="Default" office:value-type="string" calcext:value-type="string">
            <text:p>Start Time</text:p>
          </table:table-cell>
          <table:table-cell table:style-name="Default" office:value-type="string" calcext:value-type="string">
            <text:p>End Time</text:p>
          </table:table-cell>
          <table:table-cell table:style-name="Default" office:value-type="string" calcext:value-type="string">
            <text:p>Differenc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time" office:time-value="PT20H16M46S" calcext:value-type="time">
            <text:p>08:16:46 PM</text:p>
          </table:table-cell>
          <table:table-cell office:value-type="time" office:time-value="PT20H19M09S" calcext:value-type="time">
            <text:p>08:19:09 PM</text:p>
          </table:table-cell>
          <table:table-cell table:formula="of:=[.D7]-[.C7]" office:value-type="time" office:time-value="PT00H02M23S" calcext:value-type="time">
            <text:p>00:02:2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D7]" office:value-type="time" office:time-value="PT20H19M09S" calcext:value-type="time">
            <text:p>08:19:09 PM</text:p>
          </table:table-cell>
          <table:table-cell office:value-type="time" office:time-value="PT20H23M01S" calcext:value-type="time">
            <text:p>08:23:01 PM</text:p>
          </table:table-cell>
          <table:table-cell table:formula="of:=[.D8]-[.C8]" office:value-type="time" office:time-value="PT00H03M52S" calcext:value-type="time">
            <text:p>00:03:5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D8]" office:value-type="time" office:time-value="PT20H23M01S" calcext:value-type="time">
            <text:p>08:23:01 PM</text:p>
          </table:table-cell>
          <table:table-cell office:value-type="time" office:time-value="PT20H27M30S" calcext:value-type="time">
            <text:p>08:27:30 PM</text:p>
          </table:table-cell>
          <table:table-cell table:formula="of:=[.D9]-[.C9]" office:value-type="time" office:time-value="PT00H04M29S" calcext:value-type="time">
            <text:p>00:04:2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D9]" office:value-type="time" office:time-value="PT20H27M30S" calcext:value-type="time">
            <text:p>08:27:30 PM</text:p>
          </table:table-cell>
          <table:table-cell office:value-type="time" office:time-value="PT20H31M44S" calcext:value-type="time">
            <text:p>08:31:44 PM</text:p>
          </table:table-cell>
          <table:table-cell table:formula="of:=[.D10]-[.C10]" office:value-type="time" office:time-value="PT00H04M14S" calcext:value-type="time">
            <text:p>00:04:1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D10]" office:value-type="time" office:time-value="PT20H31M44S" calcext:value-type="time">
            <text:p>08:31:44 PM</text:p>
          </table:table-cell>
          <table:table-cell office:value-type="time" office:time-value="PT20H36M16S" calcext:value-type="time">
            <text:p>08:36:16 PM</text:p>
          </table:table-cell>
          <table:table-cell table:formula="of:=[.D11]-[.C11]" office:value-type="time" office:time-value="PT00H04M32S" calcext:value-type="time">
            <text:p>00:04:3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D11]" office:value-type="time" office:time-value="PT20H36M16S" calcext:value-type="time">
            <text:p>08:36:16 PM</text:p>
          </table:table-cell>
          <table:table-cell office:value-type="time" office:time-value="PT20H41M26S" calcext:value-type="time">
            <text:p>08:41:26 PM</text:p>
          </table:table-cell>
          <table:table-cell table:formula="of:=[.D12]-[.C12]" office:value-type="time" office:time-value="PT00H05M10S" calcext:value-type="time">
            <text:p>00:05:1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[.D12]" office:value-type="time" office:time-value="PT20H41M26S" calcext:value-type="time">
            <text:p>08:41:26 PM</text:p>
          </table:table-cell>
          <table:table-cell office:value-type="time" office:time-value="PT20H46M27S" calcext:value-type="time">
            <text:p>08:46:27 PM</text:p>
          </table:table-cell>
          <table:table-cell table:formula="of:=[.D13]-[.C13]" office:value-type="time" office:time-value="PT00H05M01S" calcext:value-type="time">
            <text:p>00:05:01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Weak Scaling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Processors</text:p>
          </table:table-cell>
          <table:table-cell table:style-name="Default" office:value-type="string" calcext:value-type="string">
            <text:p>Start Time</text:p>
          </table:table-cell>
          <table:table-cell table:style-name="Default" office:value-type="string" calcext:value-type="string">
            <text:p>End Time</text:p>
          </table:table-cell>
          <table:table-cell table:style-name="Default" office:value-type="string" calcext:value-type="string">
            <text:p>Differenc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time" office:time-value="PT20H46M27S" calcext:value-type="time">
            <text:p>08:46:27 PM</text:p>
          </table:table-cell>
          <table:table-cell office:value-type="time" office:time-value="PT20H46M50S" calcext:value-type="time">
            <text:p>08:46:50 PM</text:p>
          </table:table-cell>
          <table:table-cell table:formula="of:=[.D18]-[.C18]" office:value-type="time" office:time-value="PT00H00M23S" calcext:value-type="time">
            <text:p>00:00:2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D18]" office:value-type="time" office:time-value="PT20H46M50S" calcext:value-type="time">
            <text:p>08:46:50 PM</text:p>
          </table:table-cell>
          <table:table-cell office:value-type="time" office:time-value="PT20H47M17S" calcext:value-type="time">
            <text:p>08:47:17 PM</text:p>
          </table:table-cell>
          <table:table-cell table:formula="of:=[.D19]-[.C19]" office:value-type="time" office:time-value="PT00H00M27S" calcext:value-type="time">
            <text:p>00:00:2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D19]" office:value-type="time" office:time-value="PT20H47M17S" calcext:value-type="time">
            <text:p>08:47:17 PM</text:p>
          </table:table-cell>
          <table:table-cell office:value-type="time" office:time-value="PT20H48M28S" calcext:value-type="time">
            <text:p>08:48:28 PM</text:p>
          </table:table-cell>
          <table:table-cell table:formula="of:=[.D20]-[.C20]" office:value-type="time" office:time-value="PT00H01M11S" calcext:value-type="time">
            <text:p>00:01:1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D20]" office:value-type="time" office:time-value="PT20H48M28S" calcext:value-type="time">
            <text:p>08:48:28 PM</text:p>
          </table:table-cell>
          <table:table-cell office:value-type="time" office:time-value="PT20H50M49S" calcext:value-type="time">
            <text:p>08:50:49 PM</text:p>
          </table:table-cell>
          <table:table-cell table:formula="of:=[.D21]-[.C21]" office:value-type="time" office:time-value="PT00H02M21S" calcext:value-type="time">
            <text:p>00:02:2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D21]" office:value-type="time" office:time-value="PT20H50M49S" calcext:value-type="time">
            <text:p>08:50:49 PM</text:p>
          </table:table-cell>
          <table:table-cell office:value-type="time" office:time-value="PT20H55M06S" calcext:value-type="time">
            <text:p>08:55:06 PM</text:p>
          </table:table-cell>
          <table:table-cell table:formula="of:=[.D22]-[.C22]" office:value-type="time" office:time-value="PT00H04M17S" calcext:value-type="time">
            <text:p>00:04:17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D22]" office:value-type="time" office:time-value="PT20H55M06S" calcext:value-type="time">
            <text:p>08:55:06 PM</text:p>
          </table:table-cell>
          <table:table-cell office:value-type="time" office:time-value="PT21H04M09S" calcext:value-type="time">
            <text:p>09:04:09 PM</text:p>
          </table:table-cell>
          <table:table-cell table:formula="of:=[.D23]-[.C23]" office:value-type="time" office:time-value="PT00H09M03S" calcext:value-type="time">
            <text:p>00:09:0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time" office:time-value="PT21H26M36S" calcext:value-type="time">
            <text:p>09:26:36 PM</text:p>
          </table:table-cell>
          <table:table-cell office:value-type="time" office:time-value="PT21H44M15S" calcext:value-type="time">
            <text:p>09:44:15 PM</text:p>
          </table:table-cell>
          <table:table-cell table:formula="of:=[.D24]-[.C24]" office:value-type="time" office:time-value="PT00H17M39S" calcext:value-type="time">
            <text:p>00:17: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1">00/00/0000</text:date>, <text:time style:data-style-name="N2" text:time-value="21:28:37.5032714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11T21:28:39.580983217</meta:creation-date>
    <meta:editing-duration>PT16M56S</meta:editing-duration>
    <meta:editing-cycles>4</meta:editing-cycles>
    <meta:generator>LibreOffice/6.3.2.2$Linux_X86_64 LibreOffice_project/98b30e735bda24bc04ab42594c85f7fd8be07b9c</meta:generator>
    <dc:date>2019-10-11T21:45:35.045625701</dc:date>
    <meta:document-statistic meta:table-count="1" meta:cell-count="66" meta:object-count="1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75cm" svg:height="12.049cm" xlink:href=".." xlink:type="simple" chart:class="chart:scatter" chart:style-name="ch1">
        <chart:title svg:x="5.246cm" svg:y="0.376cm" chart:style-name="ch2">
          <text:p>Mandelbrot Set Calculation</text:p>
        </chart:title>
        <chart:subtitle svg:x="5.797cm" svg:y="1.422cm" chart:style-name="ch3">
          <text:p>Strong and Weak Scaling</text:p>
        </chart:subtitle>
        <chart:legend svg:x="3.415cm" svg:y="2.891cm" style:legend-expansion="custom" chartooo:width="3.409cm" chartooo:height="1.314cm" style:legend-expansion-aspect-ratio="2.59436834094368" chart:style-name="ch4"/>
        <chart:plot-area chart:style-name="ch5" table:cell-range-address="Sheet1.H7:Sheet1.H7 Sheet1.B5:Sheet1.B13 Sheet1.E7:Sheet1.E13 Sheet1.B16:Sheet1.B16 Sheet1.E18:Sheet1.E24" chart:data-source-has-labels="both" svg:x="1.315cm" svg:y="2.335cm" svg:width="14.439cm" svg:height="8.51cm">
          <chartooo:coordinate-region svg:x="2.942cm" svg:y="2.53cm" svg:width="12.617cm" svg:height="7.676cm"/>
          <chart:axis chart:dimension="x" chart:name="primary-x" chart:style-name="ch6" chartooo:axis-type="auto">
            <chart:title svg:x="7.683cm" svg:y="11.086cm" chart:style-name="ch7">
              <text:p>Processors</text:p>
            </chart:title>
            <chart:categories table:cell-range-address="Sheet1.B6:Sheet1.B6"/>
          </chart:axis>
          <chart:axis chart:dimension="y" chart:name="primary-y" chart:style-name="ch8">
            <chart:title svg:x="0.451cm" svg:y="8.023cm" chart:style-name="ch9">
              <text:p>Time to Completion</text:p>
            </chart:title>
            <chart:grid chart:style-name="ch10" chart:class="major"/>
          </chart:axis>
          <chart:series chart:style-name="ch11" chart:values-cell-range-address="Sheet1.E7:Sheet1.E13" chart:label-cell-address="Sheet1.B5:Sheet1.B5" chart:class="chart:scatter">
            <chart:domain table:cell-range-address="Sheet1.B7:Sheet1.B13"/>
            <chart:data-point chart:repeated="7"/>
          </chart:series>
          <chart:series chart:style-name="ch12" chart:values-cell-range-address="Sheet1.E18:Sheet1.E24" chart:label-cell-address="Sheet1.B16:Sheet1.B16" chart:class="chart:scatter">
            <chart:domain table:cell-range-address="Sheet1.B18:Sheet1.B24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rong Scaling</text:p>
                <draw:g>
                  <svg:desc>Sheet1.B5:Sheet1.B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Weak Scaling</text:p>
                <draw:g>
                  <svg:desc>Sheet1.B16:Sheet1.B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cessors</text:p>
                <draw:g>
                  <svg:desc>Sheet1.B6:Sheet1.B6</svg:desc>
                </draw:g>
              </table:table-cell>
              <table:table-cell office:value-type="float" office:value="1">
                <text:p>1</text:p>
                <draw:g>
                  <svg:desc>Sheet1.B7:Sheet1.B13</svg:desc>
                </draw:g>
              </table:table-cell>
              <table:table-cell office:value-type="float" office:value="0.00165509259259259">
                <text:p>0.00165509259259259</text:p>
                <draw:g>
                  <svg:desc>Sheet1.E7:Sheet1.E13</svg:desc>
                </draw:g>
              </table:table-cell>
              <table:table-cell office:value-type="float" office:value="1">
                <text:p>1</text:p>
                <draw:g>
                  <svg:desc>Sheet1.B18:Sheet1.B24</svg:desc>
                </draw:g>
              </table:table-cell>
              <table:table-cell office:value-type="float" office:value="0.000266203703703704">
                <text:p>0.000266203703703704</text:p>
                <draw:g>
                  <svg:desc>Sheet1.E18:Sheet1.E24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.00268518518518519">
                <text:p>0.00268518518518519</text:p>
              </table:table-cell>
              <table:table-cell office:value-type="float" office:value="2">
                <text:p>2</text:p>
              </table:table-cell>
              <table:table-cell office:value-type="float" office:value="0.0003125">
                <text:p>0.0003125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00311342592592593">
                <text:p>0.00311342592592593</text:p>
              </table:table-cell>
              <table:table-cell office:value-type="float" office:value="4">
                <text:p>4</text:p>
              </table:table-cell>
              <table:table-cell office:value-type="float" office:value="0.000821759259259259">
                <text:p>0.000821759259259259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00293981481481481">
                <text:p>0.00293981481481481</text:p>
              </table:table-cell>
              <table:table-cell office:value-type="float" office:value="8">
                <text:p>8</text:p>
              </table:table-cell>
              <table:table-cell office:value-type="float" office:value="0.00163194444444444">
                <text:p>0.00163194444444444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0.00314814814814815">
                <text:p>0.00314814814814815</text:p>
              </table:table-cell>
              <table:table-cell office:value-type="float" office:value="16">
                <text:p>16</text:p>
              </table:table-cell>
              <table:table-cell office:value-type="float" office:value="0.00297453703703704">
                <text:p>0.00297453703703704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0.00358796296296296">
                <text:p>0.00358796296296296</text:p>
              </table:table-cell>
              <table:table-cell office:value-type="float" office:value="32">
                <text:p>32</text:p>
              </table:table-cell>
              <table:table-cell office:value-type="float" office:value="0.00628472222222222">
                <text:p>0.00628472222222222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0.0034837962962963">
                <text:p>0.0034837962962963</text:p>
              </table:table-cell>
              <table:table-cell office:value-type="float" office:value="64">
                <text:p>64</text:p>
              </table:table-cell>
              <table:table-cell office:value-type="float" office:value="0.0122569444444444">
                <text:p>0.01225694444444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2.2$Linux_X86_64 LibreOffice_project/98b30e735bda24bc04ab42594c85f7fd8be07b9c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